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b31b" officeooo:paragraph-rsid="0019b31b"/>
    </style:style>
    <style:style style:name="T1" style:family="text">
      <style:text-properties officeooo:rsid="001b3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would have to xxd the disk with the file in it</text:p>
      <text:p text:style-name="P1">Then you search the header of whatever extention the file is using grep</text:p>
      <text:p text:style-name="P1">Then you make note of the first big number before the colon</text:p>
      <text:p text:style-name="P1">Then you search the footer of whatever extention of the file is using grep</text:p>
      <text:p text:style-name="P1">then you get the first number again</text:p>
      <text:p text:style-name="P1">Using a program that calculates hex numbers subract the 2 numbers by eachother</text:p>
      <text:p text:style-name="P1">you get the file size </text:p>
      <text:p text:style-name="P1">then you make <text:span text:style-name="T1">a dd of it using the si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5:54:04.018938713</meta:creation-date>
    <dc:date>2016-10-18T15:56:12.179532620</dc:date>
    <meta:editing-duration>PT1M4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86" meta:character-count="428" meta:non-whitespace-character-count="349"/>
  </office:meta>
</office:document-meta>
</file>